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x220_tn" table:style-name="ta1">
        <table:table-column table:style-name="co1" table:number-columns-repeated="2" table:default-cell-style-name="Default"/>
        <table:table-column table:style-name="co2" table:number-columns-repeated="10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./as7265x 1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ode: 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w_version: 0x40</text:p>
          </table:table-cell>
          <table:table-cell office:value-type="string" calcext:value-type="string">
            <text:p><text:s/>0x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_major_version: 0x00</text:p>
          </table:table-cell>
          <table:table-cell office:value-type="string" calcext:value-type="string">
            <text:p><text:s/>0x0c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_patch_version: 0x00</text:p>
          </table:table-cell>
          <table:table-cell office:value-type="string" calcext:value-type="string">
            <text:p><text:s/>0x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_build_version: 0x00</text:p>
          </table:table-cell>
          <table:table-cell office:value-type="string" calcext:value-type="string">
            <text:p><text:s/>0x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18.0092" calcext:value-type="float">
            <text:p>18.0092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9.8462" calcext:value-type="float">
            <text:p>39.8462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18.471" calcext:value-type="float">
            <text:p>18.471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18.0092" calcext:value-type="float">
            <text:p>18.009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18.471" calcext:value-type="float">
            <text:p>18.471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8.0092" calcext:value-type="float">
            <text:p>18.0092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8.0092" calcext:value-type="float">
            <text:p>18.0092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18.471" calcext:value-type="float">
            <text:p>18.471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18.471" calcext:value-type="float">
            <text:p>18.471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18.0092" calcext:value-type="float">
            <text:p>18.0092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312" calcext:value-type="float">
            <text:p>8.312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47.7199" calcext:value-type="float">
            <text:p>47.7199</text:p>
          </table:table-cell>
          <table:table-cell office:value-type="float" office:value="58.0881" calcext:value-type="float">
            <text:p>58.0881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47.7199" calcext:value-type="float">
            <text:p>47.7199</text:p>
          </table:table-cell>
          <table:table-cell office:value-type="float" office:value="58.9683" calcext:value-type="float">
            <text:p>58.9683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47.7199" calcext:value-type="float">
            <text:p>47.7199</text:p>
          </table:table-cell>
          <table:table-cell office:value-type="float" office:value="59.8484" calcext:value-type="float">
            <text:p>59.8484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7.2594" calcext:value-type="float">
            <text:p>7.2594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8.0881" calcext:value-type="float">
            <text:p>58.0881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9423" calcext:value-type="float">
            <text:p>14.9423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7.2594" calcext:value-type="float">
            <text:p>7.2594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8.0881" calcext:value-type="float">
            <text:p>58.0881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9423" calcext:value-type="float">
            <text:p>14.9423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8.0881" calcext:value-type="float">
            <text:p>58.0881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7.208" calcext:value-type="float">
            <text:p>57.20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7.208" calcext:value-type="float">
            <text:p>57.20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8.0881" calcext:value-type="float">
            <text:p>58.0881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8.0881" calcext:value-type="float">
            <text:p>58.0881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8.9683" calcext:value-type="float">
            <text:p>58.9683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8.0881" calcext:value-type="float">
            <text:p>58.0881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2.7854" calcext:value-type="float">
            <text:p>2.7854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60.7285" calcext:value-type="float">
            <text:p>60.7285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5.5913" calcext:value-type="float">
            <text:p>35.5913</text:p>
          </table:table-cell>
          <table:table-cell office:value-type="float" office:value="49.0962" calcext:value-type="float">
            <text:p>49.0962</text:p>
          </table:table-cell>
          <table:table-cell office:value-type="float" office:value="22.0098" calcext:value-type="float">
            <text:p>22.0098</text:p>
          </table:table-cell>
          <table:table-cell office:value-type="float" office:value="23.0888" calcext:value-type="float">
            <text:p>23.0888</text:p>
          </table:table-cell>
          <table:table-cell office:value-type="float" office:value="49.6059" calcext:value-type="float">
            <text:p>49.6059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2.7854" calcext:value-type="float">
            <text:p>2.7854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59.8484" calcext:value-type="float">
            <text:p>59.8484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5.5913" calcext:value-type="float">
            <text:p>35.5913</text:p>
          </table:table-cell>
          <table:table-cell office:value-type="float" office:value="48.3847" calcext:value-type="float">
            <text:p>48.3847</text:p>
          </table:table-cell>
          <table:table-cell office:value-type="float" office:value="22.0098" calcext:value-type="float">
            <text:p>22.0098</text:p>
          </table:table-cell>
          <table:table-cell office:value-type="float" office:value="23.0888" calcext:value-type="float">
            <text:p>23.0888</text:p>
          </table:table-cell>
          <table:table-cell office:value-type="float" office:value="49.6059" calcext:value-type="float">
            <text:p>49.6059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2.7854" calcext:value-type="float">
            <text:p>2.7854</text:p>
          </table:table-cell>
          <table:table-cell office:value-type="float" office:value="50.6416" calcext:value-type="float">
            <text:p>50.6416</text:p>
          </table:table-cell>
          <table:table-cell office:value-type="float" office:value="59.8484" calcext:value-type="float">
            <text:p>59.8484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5.5913" calcext:value-type="float">
            <text:p>35.5913</text:p>
          </table:table-cell>
          <table:table-cell office:value-type="float" office:value="47.6731" calcext:value-type="float">
            <text:p>47.6731</text:p>
          </table:table-cell>
          <table:table-cell office:value-type="float" office:value="21.498" calcext:value-type="float">
            <text:p>21.498</text:p>
          </table:table-cell>
          <table:table-cell office:value-type="float" office:value="22.627" calcext:value-type="float">
            <text:p>22.627</text:p>
          </table:table-cell>
          <table:table-cell office:value-type="float" office:value="49.6059" calcext:value-type="float">
            <text:p>49.6059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2.7854" calcext:value-type="float">
            <text:p>2.7854</text:p>
          </table:table-cell>
          <table:table-cell office:value-type="float" office:value="50.6416" calcext:value-type="float">
            <text:p>50.6416</text:p>
          </table:table-cell>
          <table:table-cell office:value-type="float" office:value="58.9683" calcext:value-type="float">
            <text:p>58.9683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5.5913" calcext:value-type="float">
            <text:p>35.5913</text:p>
          </table:table-cell>
          <table:table-cell office:value-type="float" office:value="47.6731" calcext:value-type="float">
            <text:p>47.6731</text:p>
          </table:table-cell>
          <table:table-cell office:value-type="float" office:value="21.498" calcext:value-type="float">
            <text:p>21.498</text:p>
          </table:table-cell>
          <table:table-cell office:value-type="float" office:value="22.627" calcext:value-type="float">
            <text:p>22.627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2.7854" calcext:value-type="float">
            <text:p>2.7854</text:p>
          </table:table-cell>
          <table:table-cell office:value-type="float" office:value="50.6416" calcext:value-type="float">
            <text:p>50.6416</text:p>
          </table:table-cell>
          <table:table-cell office:value-type="float" office:value="58.9683" calcext:value-type="float">
            <text:p>58.9683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5.5913" calcext:value-type="float">
            <text:p>35.5913</text:p>
          </table:table-cell>
          <table:table-cell office:value-type="float" office:value="46.9616" calcext:value-type="float">
            <text:p>46.9616</text:p>
          </table:table-cell>
          <table:table-cell office:value-type="float" office:value="21.498" calcext:value-type="float">
            <text:p>21.498</text:p>
          </table:table-cell>
          <table:table-cell office:value-type="float" office:value="22.627" calcext:value-type="float">
            <text:p>22.627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2.7854" calcext:value-type="float">
            <text:p>2.7854</text:p>
          </table:table-cell>
          <table:table-cell office:value-type="float" office:value="50.6416" calcext:value-type="float">
            <text:p>50.6416</text:p>
          </table:table-cell>
          <table:table-cell office:value-type="float" office:value="58.9683" calcext:value-type="float">
            <text:p>58.9683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5.5913" calcext:value-type="float">
            <text:p>35.5913</text:p>
          </table:table-cell>
          <table:table-cell office:value-type="float" office:value="46.9616" calcext:value-type="float">
            <text:p>46.9616</text:p>
          </table:table-cell>
          <table:table-cell office:value-type="float" office:value="21.498" calcext:value-type="float">
            <text:p>21.498</text:p>
          </table:table-cell>
          <table:table-cell office:value-type="float" office:value="22.627" calcext:value-type="float">
            <text:p>22.627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2.7854" calcext:value-type="float">
            <text:p>2.7854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58.9683" calcext:value-type="float">
            <text:p>58.9683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5.5913" calcext:value-type="float">
            <text:p>35.5913</text:p>
          </table:table-cell>
          <table:table-cell office:value-type="float" office:value="46.9616" calcext:value-type="float">
            <text:p>46.9616</text:p>
          </table:table-cell>
          <table:table-cell office:value-type="float" office:value="21.498" calcext:value-type="float">
            <text:p>21.498</text:p>
          </table:table-cell>
          <table:table-cell office:value-type="float" office:value="22.627" calcext:value-type="float">
            <text:p>22.627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2.7854" calcext:value-type="float">
            <text:p>2.7854</text:p>
          </table:table-cell>
          <table:table-cell office:value-type="float" office:value="53.5632" calcext:value-type="float">
            <text:p>53.5632</text:p>
          </table:table-cell>
          <table:table-cell office:value-type="float" office:value="60.7285" calcext:value-type="float">
            <text:p>60.7285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7.1731" calcext:value-type="float">
            <text:p>37.1731</text:p>
          </table:table-cell>
          <table:table-cell office:value-type="float" office:value="48.3847" calcext:value-type="float">
            <text:p>48.3847</text:p>
          </table:table-cell>
          <table:table-cell office:value-type="float" office:value="22.0098" calcext:value-type="float">
            <text:p>22.0098</text:p>
          </table:table-cell>
          <table:table-cell office:value-type="float" office:value="23.5506" calcext:value-type="float">
            <text:p>23.5506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2.7854" calcext:value-type="float">
            <text:p>2.7854</text:p>
          </table:table-cell>
          <table:table-cell office:value-type="float" office:value="54.5371" calcext:value-type="float">
            <text:p>54.5371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20.3187" calcext:value-type="float">
            <text:p>20.3187</text:p>
          </table:table-cell>
          <table:table-cell office:value-type="float" office:value="37.9641" calcext:value-type="float">
            <text:p>37.9641</text:p>
          </table:table-cell>
          <table:table-cell office:value-type="float" office:value="50.5193" calcext:value-type="float">
            <text:p>50.5193</text:p>
          </table:table-cell>
          <table:table-cell office:value-type="float" office:value="24.0573" calcext:value-type="float">
            <text:p>24.0573</text:p>
          </table:table-cell>
          <table:table-cell office:value-type="float" office:value="24.9359" calcext:value-type="float">
            <text:p>24.9359</text:p>
          </table:table-cell>
          <table:table-cell office:value-type="float" office:value="49.6059" calcext:value-type="float">
            <text:p>49.6059</text:p>
          </table:table-cell>
          <table:table-cell office:value-type="float" office:value="11.0134" calcext:value-type="float">
            <text:p>11.0134</text:p>
          </table:table-cell>
          <table:table-cell office:value-type="float" office:value="13.641" calcext:value-type="float">
            <text:p>13.641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2.7854" calcext:value-type="float">
            <text:p>2.7854</text:p>
          </table:table-cell>
          <table:table-cell office:value-type="float" office:value="53.5632" calcext:value-type="float">
            <text:p>53.5632</text:p>
          </table:table-cell>
          <table:table-cell office:value-type="float" office:value="61.6086" calcext:value-type="float">
            <text:p>61.6086</text:p>
          </table:table-cell>
          <table:table-cell office:value-type="float" office:value="20.3187" calcext:value-type="float">
            <text:p>20.3187</text:p>
          </table:table-cell>
          <table:table-cell office:value-type="float" office:value="37.1731" calcext:value-type="float">
            <text:p>37.1731</text:p>
          </table:table-cell>
          <table:table-cell office:value-type="float" office:value="49.0962" calcext:value-type="float">
            <text:p>49.0962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24.4741" calcext:value-type="float">
            <text:p>24.4741</text:p>
          </table:table-cell>
          <table:table-cell office:value-type="float" office:value="52.0257" calcext:value-type="float">
            <text:p>52.0257</text:p>
          </table:table-cell>
          <table:table-cell office:value-type="float" office:value="11.0134" calcext:value-type="float">
            <text:p>11.0134</text:p>
          </table:table-cell>
          <table:table-cell office:value-type="float" office:value="13.641" calcext:value-type="float">
            <text:p>13.641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2.7854" calcext:value-type="float">
            <text:p>2.7854</text:p>
          </table:table-cell>
          <table:table-cell office:value-type="float" office:value="54.5371" calcext:value-type="float">
            <text:p>54.5371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20.3187" calcext:value-type="float">
            <text:p>20.3187</text:p>
          </table:table-cell>
          <table:table-cell office:value-type="float" office:value="37.1731" calcext:value-type="float">
            <text:p>37.1731</text:p>
          </table:table-cell>
          <table:table-cell office:value-type="float" office:value="49.0962" calcext:value-type="float">
            <text:p>49.0962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24.4741" calcext:value-type="float">
            <text:p>24.4741</text:p>
          </table:table-cell>
          <table:table-cell office:value-type="float" office:value="50.8158" calcext:value-type="float">
            <text:p>50.8158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2.7854" calcext:value-type="float">
            <text:p>2.7854</text:p>
          </table:table-cell>
          <table:table-cell office:value-type="float" office:value="53.5632" calcext:value-type="float">
            <text:p>53.5632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20.3187" calcext:value-type="float">
            <text:p>20.3187</text:p>
          </table:table-cell>
          <table:table-cell office:value-type="float" office:value="37.1731" calcext:value-type="float">
            <text:p>37.1731</text:p>
          </table:table-cell>
          <table:table-cell office:value-type="float" office:value="49.0962" calcext:value-type="float">
            <text:p>49.0962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24.4741" calcext:value-type="float">
            <text:p>24.4741</text:p>
          </table:table-cell>
          <table:table-cell office:value-type="float" office:value="50.8158" calcext:value-type="float">
            <text:p>50.8158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3.641" calcext:value-type="float">
            <text:p>13.641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2.7854" calcext:value-type="float">
            <text:p>2.7854</text:p>
          </table:table-cell>
          <table:table-cell office:value-type="float" office:value="54.5371" calcext:value-type="float">
            <text:p>54.5371</text:p>
          </table:table-cell>
          <table:table-cell office:value-type="float" office:value="61.6086" calcext:value-type="float">
            <text:p>61.6086</text:p>
          </table:table-cell>
          <table:table-cell office:value-type="float" office:value="20.3187" calcext:value-type="float">
            <text:p>20.3187</text:p>
          </table:table-cell>
          <table:table-cell office:value-type="float" office:value="37.1731" calcext:value-type="float">
            <text:p>37.1731</text:p>
          </table:table-cell>
          <table:table-cell office:value-type="float" office:value="49.8077" calcext:value-type="float">
            <text:p>49.8077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24.4741" calcext:value-type="float">
            <text:p>24.4741</text:p>
          </table:table-cell>
          <table:table-cell office:value-type="float" office:value="50.8158" calcext:value-type="float">
            <text:p>50.8158</text:p>
          </table:table-cell>
          <table:table-cell office:value-type="float" office:value="11.0134" calcext:value-type="float">
            <text:p>11.0134</text:p>
          </table:table-cell>
          <table:table-cell office:value-type="float" office:value="13.641" calcext:value-type="float">
            <text:p>13.641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3.4516" calcext:value-type="float">
            <text:p>3.4516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312" calcext:value-type="float">
            <text:p>8.312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4.7663" calcext:value-type="float">
            <text:p>44.7663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7.7116" calcext:value-type="float">
            <text:p>37.7116</text:p>
          </table:table-cell>
          <table:table-cell office:value-type="float" office:value="22.0098" calcext:value-type="float">
            <text:p>22.0098</text:p>
          </table:table-cell>
          <table:table-cell office:value-type="float" office:value="17.0857" calcext:value-type="float">
            <text:p>17.0857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8.4231" calcext:value-type="float">
            <text:p>38.4231</text:p>
          </table:table-cell>
          <table:table-cell office:value-type="float" office:value="22.0098" calcext:value-type="float">
            <text:p>22.0098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8.4231" calcext:value-type="float">
            <text:p>38.4231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7" calcext:value-type="float">
            <text:p>37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19.7729" calcext:value-type="float">
            <text:p>19.7729</text:p>
          </table:table-cell>
          <table:table-cell office:value-type="float" office:value="37" calcext:value-type="float">
            <text:p>37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6.2885" calcext:value-type="float">
            <text:p>36.2885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19.7729" calcext:value-type="float">
            <text:p>19.7729</text:p>
          </table:table-cell>
          <table:table-cell office:value-type="float" office:value="37" calcext:value-type="float">
            <text:p>37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7" calcext:value-type="float">
            <text:p>37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7" calcext:value-type="float">
            <text:p>37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6.6093" calcext:value-type="float">
            <text:p>16.6093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52.5893" calcext:value-type="float">
            <text:p>52.5893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3089" calcext:value-type="float">
            <text:p>2.3089</text:p>
          </table:table-cell>
          <table:table-cell office:value-type="float" office:value="7.2594" calcext:value-type="float">
            <text:p>7.2594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6.6093" calcext:value-type="float">
            <text:p>16.6093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3089" calcext:value-type="float">
            <text:p>2.3089</text:p>
          </table:table-cell>
          <table:table-cell office:value-type="float" office:value="7.2594" calcext:value-type="float">
            <text:p>7.2594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61.6086" calcext:value-type="float">
            <text:p>61.6086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3089" calcext:value-type="float">
            <text:p>2.3089</text:p>
          </table:table-cell>
          <table:table-cell office:value-type="float" office:value="7.2594" calcext:value-type="float">
            <text:p>7.2594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6.6093" calcext:value-type="float">
            <text:p>16.6093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3089" calcext:value-type="float">
            <text:p>2.3089</text:p>
          </table:table-cell>
          <table:table-cell office:value-type="float" office:value="7.2594" calcext:value-type="float">
            <text:p>7.2594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6.6093" calcext:value-type="float">
            <text:p>16.6093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3089" calcext:value-type="float">
            <text:p>2.3089</text:p>
          </table:table-cell>
          <table:table-cell office:value-type="float" office:value="7.2594" calcext:value-type="float">
            <text:p>7.2594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393.08pt" svg:y="32.94pt">
            <loext:p draw:notify-on-update-of-ranges="Sheet2.A4:Sheet2.A4 Sheet2.A5:Sheet2.A18 Sheet2.B4:Sheet2.B4 Sheet2.B5:Sheet2.B18 Sheet2.C4:Sheet2.C4 Sheet2.C5:Sheet2.C18 Sheet2.D4:Sheet2.D4 Sheet2.D5:Sheet2.D18 Sheet2.E4:Sheet2.E4 Sheet2.E5:Sheet2.E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0.9285" calcext:value-type="float">
            <text:p>0.9285</text:p>
          </table:table-cell>
          <table:table-cell office:value-type="float" office:value="1.8569" calcext:value-type="float">
            <text:p>1.8569</text:p>
          </table:table-cell>
          <table:table-cell office:value-type="float" office:value="2.7854" calcext:value-type="float">
            <text:p>2.785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8433" calcext:value-type="float">
            <text:p>5.8433</text:p>
          </table:table-cell>
          <table:table-cell office:value-type="float" office:value="3.8955" calcext:value-type="float">
            <text:p>3.8955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1.6154" calcext:value-type="float">
            <text:p>51.615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6.1609" calcext:value-type="float">
            <text:p>6.1609</text:p>
          </table:table-cell>
          <table:table-cell office:value-type="float" office:value="58.0881" calcext:value-type="float">
            <text:p>58.0881</text:p>
          </table:table-cell>
          <table:table-cell office:value-type="float" office:value="59.8484" calcext:value-type="float">
            <text:p>59.848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9676" calcext:value-type="float">
            <text:p>0.9676</text:p>
          </table:table-cell>
          <table:table-cell office:value-type="float" office:value="6.7729" calcext:value-type="float">
            <text:p>6.772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9.3512" calcext:value-type="float">
            <text:p>19.351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5818" calcext:value-type="float">
            <text:p>1.581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35.5913" calcext:value-type="float">
            <text:p>35.591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231" calcext:value-type="float">
            <text:p>1.4231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14.9423" calcext:value-type="float">
            <text:p>14.9423</text:p>
          </table:table-cell>
          <table:table-cell office:value-type="float" office:value="48.3847" calcext:value-type="float">
            <text:p>48.384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5356" calcext:value-type="float">
            <text:p>1.5356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4.0949" calcext:value-type="float">
            <text:p>4.0949</text:p>
          </table:table-cell>
          <table:table-cell office:value-type="float" office:value="22.0098" calcext:value-type="float">
            <text:p>22.009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.7737" calcext:value-type="float">
            <text:p>8.7737</text:p>
          </table:table-cell>
          <table:table-cell office:value-type="float" office:value="18.471" calcext:value-type="float">
            <text:p>18.471</text:p>
          </table:table-cell>
          <table:table-cell office:value-type="float" office:value="2.3089" calcext:value-type="float">
            <text:p>2.3089</text:p>
          </table:table-cell>
          <table:table-cell office:value-type="float" office:value="23.0888" calcext:value-type="float">
            <text:p>23.088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8.396" calcext:value-type="float">
            <text:p>48.396</text:p>
          </table:table-cell>
          <table:table-cell office:value-type="float" office:value="9.6792" calcext:value-type="float">
            <text:p>9.6792</text:p>
          </table:table-cell>
          <table:table-cell office:value-type="float" office:value="7.2594" calcext:value-type="float">
            <text:p>7.2594</text:p>
          </table:table-cell>
          <table:table-cell office:value-type="float" office:value="49.6059" calcext:value-type="float">
            <text:p>49.605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0.7595" calcext:value-type="float">
            <text:p>0.75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0.2539" calcext:value-type="float">
            <text:p>10.253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0.9744" calcext:value-type="float">
            <text:p>0.9744</text:p>
          </table:table-cell>
          <table:table-cell office:value-type="float" office:value="1.9487" calcext:value-type="float">
            <text:p>1.9487</text:p>
          </table:table-cell>
          <table:table-cell office:value-type="float" office:value="12.6666" calcext:value-type="float">
            <text:p>12.666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4591" calcext:value-type="float">
            <text:p>2.4591</text:p>
          </table:table-cell>
          <table:table-cell table:number-columns-repeated="2" office:value-type="float" office:value="0.7026" calcext:value-type="float">
            <text:p>0.7026</text:p>
          </table:table-cell>
          <table:table-cell office:value-type="float" office:value="2.8104" calcext:value-type="float">
            <text:p>2.810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6403" calcext:value-type="float">
            <text:p>3.6403</text:p>
          </table:table-cell>
          <table:table-cell table:number-columns-repeated="2" office:value-type="float" office:value="0.9101" calcext:value-type="float">
            <text:p>0.9101</text:p>
          </table:table-cell>
          <table:table-cell office:value-type="float" office:value="4.5504" calcext:value-type="float">
            <text:p>4.550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5887" calcext:value-type="float">
            <text:p>2.5887</text:p>
          </table:table-cell>
          <table:table-cell table:number-columns-repeated="2" office:value-type="float" office:value="0.8629" calcext:value-type="float">
            <text:p>0.8629</text:p>
          </table:table-cell>
          <table:table-cell office:value-type="float" office:value="2.5887" calcext:value-type="float">
            <text:p>2.588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6876" calcext:value-type="float">
            <text:p>2.6876</text:p>
          </table:table-cell>
          <table:table-cell table:number-columns-repeated="2" office:value-type="float" office:value="1.7918" calcext:value-type="float">
            <text:p>1.7918</text:p>
          </table:table-cell>
          <table:table-cell office:value-type="float" office:value="2.6876" calcext:value-type="float">
            <text:p>2.687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2273" calcext:value-type="float">
            <text:p>2.2273</text:p>
          </table:table-cell>
          <table:table-cell table:number-columns-repeated="2" office:value-type="float" office:value="1.1137" calcext:value-type="float">
            <text:p>1.1137</text:p>
          </table:table-cell>
          <table:table-cell office:value-type="float" office:value="2.2273" calcext:value-type="float">
            <text:p>2.227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51" calcext:value-type="float">
            <text:p>0.9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2T00:25:47.608195894</dc:date>
    <meta:editing-duration>PT10M54S</meta:editing-duration>
    <meta:editing-cycles>5</meta:editing-cycles>
    <meta:generator>LibreOffice/5.1.6.2$Linux_X86_64 LibreOffice_project/10m0$Build-2</meta:generator>
    <meta:document-statistic meta:table-count="2" meta:cell-count="14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111111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3333" draw:fill-color="#ff333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99ff66" draw:fill-color="#99ff6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666ff" draw:fill-color="#6666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Fine_20_Dashed" svg:stroke-width="0.08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cm" svg:y="3.454cm" style:legend-expansion="high" chart:style-name="ch2"/>
        <chart:plot-area chart:style-name="ch3" table:cell-range-address="Sheet2.A4:Sheet2.E18" chart:data-source-has-labels="both" svg:x="0.32cm" svg:y="0.18cm" svg:width="12.29cm" svg:height="8.64cm">
          <chartooo:coordinate-region svg:x="0.941cm" svg:y="0.379cm" svg:width="11.389cm" svg:height="7.794cm"/>
          <chart:axis chart:dimension="x" chart:name="primary-x" chart:style-name="ch4" chartooo:axis-type="auto">
            <chartooo:date-scale/>
            <chart:categories table:cell-range-address="Sheet2.A5:Sheet2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5:Sheet2.B18" chart:label-cell-address="Sheet2.B4:Sheet2.B4" chart:class="chart:line">
            <chart:data-point chart:repeated="14"/>
          </chart:series>
          <chart:series chart:style-name="ch7" chart:values-cell-range-address="Sheet2.C5:Sheet2.C18" chart:label-cell-address="Sheet2.C4:Sheet2.C4" chart:class="chart:line">
            <chart:data-point chart:repeated="14"/>
          </chart:series>
          <chart:series chart:style-name="ch8" chart:values-cell-range-address="Sheet2.D5:Sheet2.D18" chart:label-cell-address="Sheet2.D4:Sheet2.D4" chart:class="chart:line">
            <chart:data-point chart:repeated="14"/>
          </chart:series>
          <chart:series chart:style-name="ch9" chart:values-cell-range-address="Sheet2.E5:Sheet2.E18" chart:label-cell-address="Sheet2.E4:Sheet2.E4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</text:p>
                <draw:g>
                  <svg:desc>Sheet2.B4:Sheet2.B4</svg:desc>
                </draw:g>
              </table:table-cell>
              <table:table-cell office:value-type="string">
                <text:p>Green</text:p>
                <draw:g>
                  <svg:desc>Sheet2.C4:Sheet2.C4</svg:desc>
                </draw:g>
              </table:table-cell>
              <table:table-cell office:value-type="string">
                <text:p>Blue</text:p>
                <draw:g>
                  <svg:desc>Sheet2.D4:Sheet2.D4</svg:desc>
                </draw:g>
              </table:table-cell>
              <table:table-cell office:value-type="string">
                <text:p>White</text:p>
                <draw:g>
                  <svg:desc>Sheet2.E4:Sheet2.E4</svg:desc>
                </draw:g>
              </table:table-cell>
            </table:table-row>
          </table:table-header-rows>
          <table:table-rows>
            <table:table-row>
              <table:table-cell office:value-type="float" office:value="410">
                <text:p>410</text:p>
                <draw:g>
                  <svg:desc>Sheet2.A5:Sheet2.A18</svg:desc>
                </draw:g>
              </table:table-cell>
              <table:table-cell office:value-type="float" office:value="0.9285">
                <text:p>0.9285</text:p>
                <draw:g>
                  <svg:desc>Sheet2.B5:Sheet2.B18</svg:desc>
                </draw:g>
              </table:table-cell>
              <table:table-cell office:value-type="float" office:value="0.9285">
                <text:p>0.9285</text:p>
                <draw:g>
                  <svg:desc>Sheet2.C5:Sheet2.C18</svg:desc>
                </draw:g>
              </table:table-cell>
              <table:table-cell office:value-type="float" office:value="1.8569">
                <text:p>1.8569</text:p>
                <draw:g>
                  <svg:desc>Sheet2.D5:Sheet2.D18</svg:desc>
                </draw:g>
              </table:table-cell>
              <table:table-cell office:value-type="float" office:value="2.7854">
                <text:p>2.7854</text:p>
                <draw:g>
                  <svg:desc>Sheet2.E5:Sheet2.E18</svg:desc>
                </draw:g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5.8433">
                <text:p>5.8433</text:p>
              </table:table-cell>
              <table:table-cell office:value-type="float" office:value="3.8955">
                <text:p>3.8955</text:p>
              </table:table-cell>
              <table:table-cell office:value-type="float" office:value="48.6938">
                <text:p>48.6938</text:p>
              </table:table-cell>
              <table:table-cell office:value-type="float" office:value="51.6154">
                <text:p>51.615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.1609">
                <text:p>6.1609</text:p>
              </table:table-cell>
              <table:table-cell office:value-type="float" office:value="6.1609">
                <text:p>6.1609</text:p>
              </table:table-cell>
              <table:table-cell office:value-type="float" office:value="58.0881">
                <text:p>58.0881</text:p>
              </table:table-cell>
              <table:table-cell office:value-type="float" office:value="59.8484">
                <text:p>59.8484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9676">
                <text:p>0.9676</text:p>
              </table:table-cell>
              <table:table-cell office:value-type="float" office:value="6.7729">
                <text:p>6.7729</text:p>
              </table:table-cell>
              <table:table-cell office:value-type="float" office:value="12.5783">
                <text:p>12.5783</text:p>
              </table:table-cell>
              <table:table-cell office:value-type="float" office:value="19.3512">
                <text:p>19.351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.5818">
                <text:p>1.5818</text:p>
              </table:table-cell>
              <table:table-cell office:value-type="float" office:value="20.5639">
                <text:p>20.5639</text:p>
              </table:table-cell>
              <table:table-cell office:value-type="float" office:value="15.8184">
                <text:p>15.8184</text:p>
              </table:table-cell>
              <table:table-cell office:value-type="float" office:value="35.5913">
                <text:p>35.5913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.4231">
                <text:p>1.4231</text:p>
              </table:table-cell>
              <table:table-cell office:value-type="float" office:value="39.1346">
                <text:p>39.1346</text:p>
              </table:table-cell>
              <table:table-cell office:value-type="float" office:value="14.9423">
                <text:p>14.9423</text:p>
              </table:table-cell>
              <table:table-cell office:value-type="float" office:value="48.3847">
                <text:p>48.384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.5356">
                <text:p>1.5356</text:p>
              </table:table-cell>
              <table:table-cell office:value-type="float" office:value="23.0335">
                <text:p>23.0335</text:p>
              </table:table-cell>
              <table:table-cell office:value-type="float" office:value="4.0949">
                <text:p>4.0949</text:p>
              </table:table-cell>
              <table:table-cell office:value-type="float" office:value="22.0098">
                <text:p>22.0098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8.7737">
                <text:p>8.7737</text:p>
              </table:table-cell>
              <table:table-cell office:value-type="float" office:value="18.471">
                <text:p>18.471</text:p>
              </table:table-cell>
              <table:table-cell office:value-type="float" office:value="2.3089">
                <text:p>2.3089</text:p>
              </table:table-cell>
              <table:table-cell office:value-type="float" office:value="23.0888">
                <text:p>23.088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8.396">
                <text:p>48.396</text:p>
              </table:table-cell>
              <table:table-cell office:value-type="float" office:value="9.6792">
                <text:p>9.6792</text:p>
              </table:table-cell>
              <table:table-cell office:value-type="float" office:value="7.2594">
                <text:p>7.2594</text:p>
              </table:table-cell>
              <table:table-cell office:value-type="float" office:value="49.6059">
                <text:p>49.6059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0.6336">
                <text:p>10.6336</text:p>
              </table:table-cell>
              <table:table-cell office:value-type="float" office:value="0.7595">
                <text:p>0.7595</text:p>
              </table:table-cell>
              <table:table-cell office:value-type="float" office:value="1.1393">
                <text:p>1.1393</text:p>
              </table:table-cell>
              <table:table-cell office:value-type="float" office:value="10.2539">
                <text:p>10.253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2.6666">
                <text:p>12.6666</text:p>
              </table:table-cell>
              <table:table-cell office:value-type="float" office:value="0.9744">
                <text:p>0.9744</text:p>
              </table:table-cell>
              <table:table-cell office:value-type="float" office:value="1.9487">
                <text:p>1.9487</text:p>
              </table:table-cell>
              <table:table-cell office:value-type="float" office:value="12.6666">
                <text:p>12.6666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2.4591">
                <text:p>2.4591</text:p>
              </table:table-cell>
              <table:table-cell office:value-type="float" office:value="0.7026">
                <text:p>0.7026</text:p>
              </table:table-cell>
              <table:table-cell office:value-type="float" office:value="0.7026">
                <text:p>0.7026</text:p>
              </table:table-cell>
              <table:table-cell office:value-type="float" office:value="2.8104">
                <text:p>2.810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3.6403">
                <text:p>3.6403</text:p>
              </table:table-cell>
              <table:table-cell office:value-type="float" office:value="0.9101">
                <text:p>0.9101</text:p>
              </table:table-cell>
              <table:table-cell office:value-type="float" office:value="0.9101">
                <text:p>0.9101</text:p>
              </table:table-cell>
              <table:table-cell office:value-type="float" office:value="4.5504">
                <text:p>4.550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.5887">
                <text:p>2.5887</text:p>
              </table:table-cell>
              <table:table-cell office:value-type="float" office:value="0.8629">
                <text:p>0.8629</text:p>
              </table:table-cell>
              <table:table-cell office:value-type="float" office:value="0.8629">
                <text:p>0.8629</text:p>
              </table:table-cell>
              <table:table-cell office:value-type="float" office:value="2.5887">
                <text:p>2.5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